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994" officeooo:paragraph-rsid="001b6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ing = Tokenizing the expression</text:p>
      <text:p text:style-name="P1">123+456=579</text:p>
      <text:p text:style-name="P1">e1 o1 e2 o2 e3</text:p>
      <text:p text:style-name="P1"/>
      <text:p text:style-name="P1">Syntax Tree</text:p>
      <text:p text:style-name="P1">a=b+c+d</text:p>
      <text:p text:style-name="P1">First we define how + operator executes (left to right) or (right to left) -&gt; specified in parser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2:06:36.382160120</meta:creation-date>
    <dc:date>2019-12-20T22:10:33.867214716</dc:date>
    <meta:editing-duration>PT4M5S</meta:editing-duration>
    <meta:editing-cycles>1</meta:editing-cycles>
    <meta:document-statistic meta:table-count="0" meta:image-count="0" meta:object-count="0" meta:page-count="1" meta:paragraph-count="6" meta:word-count="32" meta:character-count="176" meta:non-whitespace-character-count="150"/>
    <meta:generator>LibreOffice/6.0.7.3$Linux_X86_64 LibreOffice_project/00m0$Build-3</meta:generator>
  </office:meta>
</office:document-meta>
</file>